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928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99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ff99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cc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ackground-color="#cc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60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60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 style:data-style-name="N60">
      <style:table-cell-properties fo:border-bottom="none" fo:background-color="#cc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 style:data-style-name="N60">
      <style:table-cell-properties fo:background-color="#ccff99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0"/>
        <table:table-column table:style-name="co1" table:default-cell-style-name="ce13"/>
        <table:table-column table:style-name="co1" table:default-cell-style-name="ce21"/>
        <table:table-column table:style-name="co1" table:default-cell-style-name="ce24"/>
        <table:table-column table:style-name="co1" table:default-cell-style-name="ce21"/>
        <table:table-column table:style-name="co1" table:default-cell-style-name="ce24"/>
        <table:table-column table:style-name="co3" table:default-cell-style-name="ce10"/>
        <table:table-column table:style-name="co4" table:default-cell-style-name="Default"/>
        <table:table-column table:style-name="co1" table:default-cell-style-name="Default"/>
        <table:table-column table:style-name="co5" table:default-cell-style-name="ce17"/>
        <table:table-column table:style-name="co6" table:default-cell-style-name="ce17"/>
        <table:table-column table:style-name="co1" table:number-columns-repeated="8" table:default-cell-style-name="Default"/>
        <table:table-column table:style-name="co1" table:default-cell-style-name="ce17"/>
        <table:table-row table:style-name="ro1">
          <table:table-cell table:style-name="ce1" office:value-type="string" calcext:value-type="string" table:number-columns-spanned="8" table:number-rows-spanned="1">
            <text:p>Complete Topology</text:p>
          </table:table-cell>
          <table:covered-table-cell table:style-name="ce7"/>
          <table:covered-table-cell table:number-columns-repeated="6"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S_ratio</text:p>
          </table:table-cell>
          <table:table-cell table:number-columns-repeated="2"/>
          <table:table-cell table:style-name="ce28"/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1.599728E-173" calcext:value-type="float">
            <text:p>1.60E-173</text:p>
          </table:table-cell>
          <table:table-cell table:style-name="ce19" office:value-type="float" office:value="1.876423E-153" calcext:value-type="float">
            <text:p>1.88E-153</text:p>
          </table:table-cell>
          <table:table-cell office:value-type="float" office:value="4.252301E-155" calcext:value-type="float">
            <text:p>4.25E-155</text:p>
          </table:table-cell>
          <table:table-cell table:style-name="ce19" office:value-type="float" office:value="2.959039E-164" calcext:value-type="float">
            <text:p>2.96E-164</text:p>
          </table:table-cell>
          <table:table-cell office:value-type="float" office:value="2.628877E-154" calcext:value-type="float">
            <text:p>2.63E-154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here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1.314072E-104" calcext:value-type="float">
            <text:p>1.31E-104</text:p>
          </table:table-cell>
          <table:table-cell table:style-name="ce20" office:value-type="float" office:value="3.309323E-087" calcext:value-type="float">
            <text:p>3.31E-087</text:p>
          </table:table-cell>
          <table:table-cell office:value-type="float" office:value="6.787065E-089" calcext:value-type="float">
            <text:p>6.79E-089</text:p>
          </table:table-cell>
          <table:table-cell table:style-name="ce20" office:value-type="float" office:value="2.674286E-096" calcext:value-type="float">
            <text:p>2.67E-096</text:p>
          </table:table-cell>
          <table:table-cell office:value-type="float" office:value="4.631151E-088" calcext:value-type="float">
            <text:p>4.63E-088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2.288022E-168" calcext:value-type="float">
            <text:p>2.29E-168</text:p>
          </table:table-cell>
          <table:table-cell office:value-type="float" office:value="5.149859E-138" calcext:value-type="float">
            <text:p>5.15E-138</text:p>
          </table:table-cell>
          <table:table-cell table:style-name="ce25" office:value-type="float" office:value="1.029972E-139" calcext:value-type="float">
            <text:p>1.03E-139</text:p>
          </table:table-cell>
          <table:table-cell office:value-type="float" office:value="2.705158E-158" calcext:value-type="float">
            <text:p>2.71E-158</text:p>
          </table:table-cell>
          <table:table-cell table:style-name="ce25" office:value-type="float" office:value="7.209802E-139" calcext:value-type="float">
            <text:p>7.21E-139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3.845385E-104" calcext:value-type="float">
            <text:p>3.85E-104</text:p>
          </table:table-cell>
          <table:table-cell office:value-type="float" office:value="3.499874E-080" calcext:value-type="float">
            <text:p>3.50E-080</text:p>
          </table:table-cell>
          <table:table-cell table:style-name="ce25" office:value-type="float" office:value="8.234098E-082" calcext:value-type="float">
            <text:p>8.23E-082</text:p>
          </table:table-cell>
          <table:table-cell office:value-type="float" office:value="2.062704E-091" calcext:value-type="float">
            <text:p>2.06E-091</text:p>
          </table:table-cell>
          <table:table-cell table:style-name="ce25" office:value-type="float" office:value="4.957809E-081" calcext:value-type="float">
            <text:p>4.96E-081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wefel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2.649704E-026" calcext:value-type="float">
            <text:p>2.65E-026</text:p>
          </table:table-cell>
          <table:table-cell table:style-name="ce20" office:value-type="float" office:value="5.823712E-022" calcext:value-type="float">
            <text:p>5.82E-022</text:p>
          </table:table-cell>
          <table:table-cell office:value-type="float" office:value="5.761393E-023" calcext:value-type="float">
            <text:p>5.76E-023</text:p>
          </table:table-cell>
          <table:table-cell table:style-name="ce20" office:value-type="float" office:value="1.03177E-023" calcext:value-type="float">
            <text:p>1.03E-023</text:p>
          </table:table-cell>
          <table:table-cell office:value-type="float" office:value="1.233436E-022" calcext:value-type="float">
            <text:p>1.23E-02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wefel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.00000000001996066" calcext:value-type="float">
            <text:p>2.00E-011</text:p>
          </table:table-cell>
          <table:table-cell table:style-name="ce20" office:value-type="float" office:value="0.00000005293338" calcext:value-type="float">
            <text:p>5.29E-008</text:p>
          </table:table-cell>
          <table:table-cell office:value-type="float" office:value="0.000000002436716" calcext:value-type="float">
            <text:p>2.44E-009</text:p>
          </table:table-cell>
          <table:table-cell table:style-name="ce20" office:value-type="float" office:value="0.0000000005004004" calcext:value-type="float">
            <text:p>5.00E-010</text:p>
          </table:table-cell>
          <table:table-cell office:value-type="float" office:value="0.000000007556991" calcext:value-type="float">
            <text:p>7.56E-009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.00000000000001465494" calcext:value-type="float">
            <text:p>1.47E-014</text:p>
          </table:table-cell>
          <table:table-cell office:value-type="float" office:value="8.131298" calcext:value-type="float">
            <text:p>8.13E+000</text:p>
          </table:table-cell>
          <table:table-cell table:style-name="ce25" office:value-type="float" office:value="2.219568" calcext:value-type="float">
            <text:p>2.22E+000</text:p>
          </table:table-cell>
          <table:table-cell office:value-type="float" office:value="1.899744" calcext:value-type="float">
            <text:p>1.90E+000</text:p>
          </table:table-cell>
          <table:table-cell table:style-name="ce25" office:value-type="float" office:value="1.425976" calcext:value-type="float">
            <text:p>1.43E+00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2.425147" calcext:value-type="float">
            <text:p>2.43E+000</text:p>
          </table:table-cell>
          <table:table-cell office:value-type="float" office:value="15.14699" calcext:value-type="float">
            <text:p>1.51E+001</text:p>
          </table:table-cell>
          <table:table-cell table:style-name="ce25" office:value-type="float" office:value="6.664179" calcext:value-type="float">
            <text:p>6.66E+000</text:p>
          </table:table-cell>
          <table:table-cell office:value-type="float" office:value="6.690921" calcext:value-type="float">
            <text:p>6.69E+000</text:p>
          </table:table-cell>
          <table:table-cell table:style-name="ce25" office:value-type="float" office:value="2.701437" calcext:value-type="float">
            <text:p>2.70E+00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trigin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42.7832" calcext:value-type="float">
            <text:p>4.28E+001</text:p>
          </table:table-cell>
          <table:table-cell table:style-name="ce20" office:value-type="float" office:value="116.4099" calcext:value-type="float">
            <text:p>1.16E+002</text:p>
          </table:table-cell>
          <table:table-cell office:value-type="float" office:value="75.55699" calcext:value-type="float">
            <text:p>7.56E+001</text:p>
          </table:table-cell>
          <table:table-cell table:style-name="ce20" office:value-type="float" office:value="72.63183" calcext:value-type="float">
            <text:p>7.26E+001</text:p>
          </table:table-cell>
          <table:table-cell office:value-type="float" office:value="16.94042" calcext:value-type="float">
            <text:p>1.69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trigin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111.4352" calcext:value-type="float">
            <text:p>1.11E+002</text:p>
          </table:table-cell>
          <table:table-cell table:style-name="ce20" office:value-type="float" office:value="260.678" calcext:value-type="float">
            <text:p>2.61E+002</text:p>
          </table:table-cell>
          <table:table-cell office:value-type="float" office:value="179.4501" calcext:value-type="float">
            <text:p>1.79E+002</text:p>
          </table:table-cell>
          <table:table-cell table:style-name="ce20" office:value-type="float" office:value="171.6299" calcext:value-type="float">
            <text:p>1.72E+002</text:p>
          </table:table-cell>
          <table:table-cell office:value-type="float" office:value="36.38519" calcext:value-type="float">
            <text:p>3.64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.3163117" calcext:value-type="float">
            <text:p>3.16E-001</text:p>
          </table:table-cell>
          <table:table-cell table:style-name="ce25" office:value-type="float" office:value="0.03885873" calcext:value-type="float">
            <text:p>3.89E-002</text:p>
          </table:table-cell>
          <table:table-cell office:value-type="float" office:value="0.01722876" calcext:value-type="float">
            <text:p>1.72E-002</text:p>
          </table:table-cell>
          <table:table-cell table:style-name="ce25" office:value-type="float" office:value="0.06270302" calcext:value-type="float">
            <text:p>6.27E-002</text:p>
          </table:table-cell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1.776357E-015" calcext:value-type="float">
            <text:p>1.78E-015</text:p>
          </table:table-cell>
          <table:table-cell office:value-type="float" office:value="7.576311" calcext:value-type="float">
            <text:p>7.58E+000</text:p>
          </table:table-cell>
          <table:table-cell table:style-name="ce25" office:value-type="float" office:value="0.3576355" calcext:value-type="float">
            <text:p>3.58E-001</text:p>
          </table:table-cell>
          <table:table-cell office:value-type="float" office:value="0.1008744" calcext:value-type="float">
            <text:p>1.01E-001</text:p>
          </table:table-cell>
          <table:table-cell table:style-name="ce25" office:value-type="float" office:value="1.079164" calcext:value-type="float">
            <text:p>1.08E+00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senbrock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.00008854659" calcext:value-type="float">
            <text:p>8.85E-005</text:p>
          </table:table-cell>
          <table:table-cell table:style-name="ce20" office:value-type="float" office:value="457.6964" calcext:value-type="float">
            <text:p>4.58E+002</text:p>
          </table:table-cell>
          <table:table-cell office:value-type="float" office:value="39.49986" calcext:value-type="float">
            <text:p>3.95E+001</text:p>
          </table:table-cell>
          <table:table-cell table:style-name="ce20" office:value-type="float" office:value="4.050972" calcext:value-type="float">
            <text:p>4.05E+000</text:p>
          </table:table-cell>
          <table:table-cell office:value-type="float" office:value="98.31426" calcext:value-type="float">
            <text:p>9.83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senbrock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.000001324678" calcext:value-type="float">
            <text:p>1.32E-006</text:p>
          </table:table-cell>
          <table:table-cell table:style-name="ce20" office:value-type="float" office:value="101.4767" calcext:value-type="float">
            <text:p>1.01E+002</text:p>
          </table:table-cell>
          <table:table-cell office:value-type="float" office:value="16.99559" calcext:value-type="float">
            <text:p>1.70E+001</text:p>
          </table:table-cell>
          <table:table-cell table:style-name="ce20" office:value-type="float" office:value="4.036852" calcext:value-type="float">
            <text:p>4.04E+000</text:p>
          </table:table-cell>
          <table:table-cell office:value-type="float" office:value="26.04871" calcext:value-type="float">
            <text:p>2.60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2.473704" calcext:value-type="float">
            <text:p>2.47E+000</text:p>
          </table:table-cell>
          <table:table-cell office:value-type="float" office:value="15.27506" calcext:value-type="float">
            <text:p>1.53E+001</text:p>
          </table:table-cell>
          <table:table-cell table:style-name="ce25" office:value-type="float" office:value="6.512318" calcext:value-type="float">
            <text:p>6.51E+000</text:p>
          </table:table-cell>
          <table:table-cell office:value-type="float" office:value="6.182777" calcext:value-type="float">
            <text:p>6.18E+000</text:p>
          </table:table-cell>
          <table:table-cell table:style-name="ce25" office:value-type="float" office:value="2.37928" calcext:value-type="float">
            <text:p>2.38E+00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13.128" calcext:value-type="float">
            <text:p>1.31E+001</text:p>
          </table:table-cell>
          <table:table-cell office:value-type="float" office:value="27.31355" calcext:value-type="float">
            <text:p>2.73E+001</text:p>
          </table:table-cell>
          <table:table-cell table:style-name="ce25" office:value-type="float" office:value="21.31698" calcext:value-type="float">
            <text:p>2.13E+001</text:p>
          </table:table-cell>
          <table:table-cell office:value-type="float" office:value="21.58867" calcext:value-type="float">
            <text:p>2.16E+001</text:p>
          </table:table-cell>
          <table:table-cell table:style-name="ce25" office:value-type="float" office:value="3.282688" calcext:value-type="float">
            <text:p>3.28E+00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affer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.03886364" calcext:value-type="float">
            <text:p>3.89E-002</text:p>
          </table:table-cell>
          <table:table-cell office:value-type="float" office:value="0.001165909" calcext:value-type="float">
            <text:p>1.17E-003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.006033259" calcext:value-type="float">
            <text:p>6.03E-003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affer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.01943182" calcext:value-type="float">
            <text:p>1.94E-002</text:p>
          </table:table-cell>
          <table:table-cell office:value-type="float" office:value="0.0007772728" calcext:value-type="float">
            <text:p>7.77E-004</text:p>
          </table:table-cell>
          <table:table-cell table:style-name="ce20" office:value-type="float" office:value="8.881784E-016" calcext:value-type="float">
            <text:p>8.88E-016</text:p>
          </table:table-cell>
          <table:table-cell office:value-type="float" office:value="0.003807843" calcext:value-type="float">
            <text:p>3.81E-003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alomon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.3998733" calcext:value-type="float">
            <text:p>4.00E-001</text:p>
          </table:table-cell>
          <table:table-cell office:value-type="float" office:value="2.699873" calcext:value-type="float">
            <text:p>2.70E+000</text:p>
          </table:table-cell>
          <table:table-cell table:style-name="ce25" office:value-type="float" office:value="0.6678733" calcext:value-type="float">
            <text:p>6.68E-001</text:p>
          </table:table-cell>
          <table:table-cell office:value-type="float" office:value="0.5998733" calcext:value-type="float">
            <text:p>6.00E-001</text:p>
          </table:table-cell>
          <table:table-cell table:style-name="ce25" office:value-type="float" office:value="0.3619061" calcext:value-type="float">
            <text:p>3.62E-00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Salomon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float" office:value="0.6998733" calcext:value-type="float">
            <text:p>7.00E-001</text:p>
          </table:table-cell>
          <table:table-cell table:style-name="ce22" office:value-type="float" office:value="7.299873" calcext:value-type="float">
            <text:p>7.30E+000</text:p>
          </table:table-cell>
          <table:table-cell table:style-name="ce26" office:value-type="float" office:value="1.851873" calcext:value-type="float">
            <text:p>1.85E+000</text:p>
          </table:table-cell>
          <table:table-cell table:style-name="ce22" office:value-type="float" office:value="1.399873" calcext:value-type="float">
            <text:p>1.40E+000</text:p>
          </table:table-cell>
          <table:table-cell table:style-name="ce26" office:value-type="float" office:value="1.264" calcext:value-type="float">
            <text:p>1.26E+0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Default" table:number-columns-repeated="8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8" table:number-rows-spanned="1">
            <text:p>Ring Topology</text:p>
          </table:table-cell>
          <table:covered-table-cell table:style-name="ce7"/>
          <table:covered-table-cell table:number-columns-repeated="6"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S_rat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here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1.018827E-078" calcext:value-type="float">
            <text:p>1.02E-078</text:p>
          </table:table-cell>
          <table:table-cell table:style-name="ce19" office:value-type="float" office:value="3.064209E-075" calcext:value-type="float">
            <text:p>3.06E-075</text:p>
          </table:table-cell>
          <table:table-cell office:value-type="float" office:value="2.776808E-076" calcext:value-type="float">
            <text:p>2.78E-076</text:p>
          </table:table-cell>
          <table:table-cell table:style-name="ce19" office:value-type="float" office:value="7.002648E-077" calcext:value-type="float">
            <text:p>7.00E-077</text:p>
          </table:table-cell>
          <table:table-cell office:value-type="float" office:value="4.939263E-076" calcext:value-type="float">
            <text:p>4.94E-076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here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1.967545E-075" calcext:value-type="float">
            <text:p>1.97E-075</text:p>
          </table:table-cell>
          <table:table-cell table:style-name="ce20" office:value-type="float" office:value="5.201057E-072" calcext:value-type="float">
            <text:p>5.20E-072</text:p>
          </table:table-cell>
          <table:table-cell office:value-type="float" office:value="7.201039E-073" calcext:value-type="float">
            <text:p>7.20E-073</text:p>
          </table:table-cell>
          <table:table-cell table:style-name="ce20" office:value-type="float" office:value="2.453595E-073" calcext:value-type="float">
            <text:p>2.45E-073</text:p>
          </table:table-cell>
          <table:table-cell office:value-type="float" office:value="1.160355E-072" calcext:value-type="float">
            <text:p>1.16E-072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4.975811E-075" calcext:value-type="float">
            <text:p>4.98E-075</text:p>
          </table:table-cell>
          <table:table-cell office:value-type="float" office:value="1.683713E-071" calcext:value-type="float">
            <text:p>1.68E-071</text:p>
          </table:table-cell>
          <table:table-cell table:style-name="ce25" office:value-type="float" office:value="1.716293E-072" calcext:value-type="float">
            <text:p>1.72E-072</text:p>
          </table:table-cell>
          <table:table-cell office:value-type="float" office:value="4.258306E-073" calcext:value-type="float">
            <text:p>4.26E-073</text:p>
          </table:table-cell>
          <table:table-cell table:style-name="ce25" office:value-type="float" office:value="3.23707E-072" calcext:value-type="float">
            <text:p>3.24E-072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2.337742E-071" calcext:value-type="float">
            <text:p>2.34E-071</text:p>
          </table:table-cell>
          <table:table-cell office:value-type="float" office:value="6.866178E-069" calcext:value-type="float">
            <text:p>6.87E-069</text:p>
          </table:table-cell>
          <table:table-cell table:style-name="ce25" office:value-type="float" office:value="8.351155E-070" calcext:value-type="float">
            <text:p>8.35E-070</text:p>
          </table:table-cell>
          <table:table-cell office:value-type="float" office:value="3.663997E-070" calcext:value-type="float">
            <text:p>3.66E-070</text:p>
          </table:table-cell>
          <table:table-cell table:style-name="ce25" office:value-type="float" office:value="1.315447E-069" calcext:value-type="float">
            <text:p>1.32E-069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wefel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.0000000001142107" calcext:value-type="float">
            <text:p>1.14E-010</text:p>
          </table:table-cell>
          <table:table-cell table:style-name="ce20" office:value-type="float" office:value="0.00000003831968" calcext:value-type="float">
            <text:p>3.83E-008</text:p>
          </table:table-cell>
          <table:table-cell office:value-type="float" office:value="0.00000001066346" calcext:value-type="float">
            <text:p>1.07E-008</text:p>
          </table:table-cell>
          <table:table-cell table:style-name="ce20" office:value-type="float" office:value="0.00000000578556" calcext:value-type="float">
            <text:p>5.79E-009</text:p>
          </table:table-cell>
          <table:table-cell office:value-type="float" office:value="0.00000001096222" calcext:value-type="float">
            <text:p>1.10E-008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wefel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.7800794" calcext:value-type="float">
            <text:p>7.80E-001</text:p>
          </table:table-cell>
          <table:table-cell table:style-name="ce20" office:value-type="float" office:value="69.44198" calcext:value-type="float">
            <text:p>6.94E+001</text:p>
          </table:table-cell>
          <table:table-cell office:value-type="float" office:value="5.87362" calcext:value-type="float">
            <text:p>5.87E+000</text:p>
          </table:table-cell>
          <table:table-cell table:style-name="ce20" office:value-type="float" office:value="2.770777" calcext:value-type="float">
            <text:p>2.77E+000</text:p>
          </table:table-cell>
          <table:table-cell office:value-type="float" office:value="10.70286" calcext:value-type="float">
            <text:p>1.07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3.996803E-015" calcext:value-type="float">
            <text:p>4.00E-015</text:p>
          </table:table-cell>
          <table:table-cell office:value-type="float" office:value="7.549517E-015" calcext:value-type="float">
            <text:p>7.55E-015</text:p>
          </table:table-cell>
          <table:table-cell table:style-name="ce25" office:value-type="float" office:value="7.478462E-015" calcext:value-type="float">
            <text:p>7.48E-015</text:p>
          </table:table-cell>
          <table:table-cell office:value-type="float" office:value="7.549517E-015" calcext:value-type="float">
            <text:p>7.55E-015</text:p>
          </table:table-cell>
          <table:table-cell table:style-name="ce25" office:value-type="float" office:value="4.973799E-016" calcext:value-type="float">
            <text:p>4.97E-016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7.549517E-015" calcext:value-type="float">
            <text:p>7.55E-015</text:p>
          </table:table-cell>
          <table:table-cell office:value-type="float" office:value="1.027082" calcext:value-type="float">
            <text:p>1.03E+000</text:p>
          </table:table-cell>
          <table:table-cell table:style-name="ce25" office:value-type="float" office:value="0.04108328" calcext:value-type="float">
            <text:p>4.11E-002</text:p>
          </table:table-cell>
          <table:table-cell office:value-type="float" office:value="0.00000000000001465494" calcext:value-type="float">
            <text:p>1.47E-014</text:p>
          </table:table-cell>
          <table:table-cell table:style-name="ce25" office:value-type="float" office:value="0.2012661" calcext:value-type="float">
            <text:p>2.01E-001</text:p>
          </table:table-cell>
          <table:table-cell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trigin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39.79831" calcext:value-type="float">
            <text:p>3.98E+001</text:p>
          </table:table-cell>
          <table:table-cell table:style-name="ce20" office:value-type="float" office:value="112.4299" calcext:value-type="float">
            <text:p>1.12E+002</text:p>
          </table:table-cell>
          <table:table-cell office:value-type="float" office:value="71.44155" calcext:value-type="float">
            <text:p>7.14E+001</text:p>
          </table:table-cell>
          <table:table-cell table:style-name="ce20" office:value-type="float" office:value="71.13977" calcext:value-type="float">
            <text:p>7.11E+001</text:p>
          </table:table-cell>
          <table:table-cell office:value-type="float" office:value="15.64525" calcext:value-type="float">
            <text:p>1.56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trigin</text:p>
          </table:table-cell>
          <table:table-cell table:style-name="ce9" office:value-type="float" office:value="50" calcext:value-type="float">
            <text:p>50</text:p>
          </table:table-cell>
          <table:table-cell table:style-name="ce16" office:value-type="float" office:value="115.4149" calcext:value-type="float">
            <text:p>1.15E+002</text:p>
          </table:table-cell>
          <table:table-cell table:style-name="ce16" office:value-type="float" office:value="235.8043" calcext:value-type="float">
            <text:p>2.36E+002</text:p>
          </table:table-cell>
          <table:table-cell table:style-name="ce16" office:value-type="float" office:value="173.6621" calcext:value-type="float">
            <text:p>1.74E+002</text:p>
          </table:table-cell>
          <table:table-cell table:style-name="ce16" office:value-type="float" office:value="175.6096" calcext:value-type="float">
            <text:p>1.76E+002</text:p>
          </table:table-cell>
          <table:table-cell table:style-name="ce16" office:value-type="float" office:value="27.70356" calcext:value-type="float">
            <text:p>2.77E+00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.01723611" calcext:value-type="float">
            <text:p>1.72E-002</text:p>
          </table:table-cell>
          <table:table-cell table:style-name="ce25" office:value-type="float" office:value="0.001626096" calcext:value-type="float">
            <text:p>1.63E-003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.004020674" calcext:value-type="float">
            <text:p>4.02E-003</text:p>
          </table:table-cell>
          <table:table-cell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.009857285" calcext:value-type="float">
            <text:p>9.86E-003</text:p>
          </table:table-cell>
          <table:table-cell table:style-name="ce25" office:value-type="float" office:value="0.0005422122" calcext:value-type="float">
            <text:p>5.42E-004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.002164873" calcext:value-type="float">
            <text:p>2.16E-003</text:p>
          </table:table-cell>
          <table:table-cell office:value-type="float" office:value="94" calcext:value-type="float">
            <text:p>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senbrock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.02787902" calcext:value-type="float">
            <text:p>2.79E-002</text:p>
          </table:table-cell>
          <table:table-cell table:style-name="ce20" office:value-type="float" office:value="604.667" calcext:value-type="float">
            <text:p>6.05E+002</text:p>
          </table:table-cell>
          <table:table-cell office:value-type="float" office:value="43.64799" calcext:value-type="float">
            <text:p>4.36E+001</text:p>
          </table:table-cell>
          <table:table-cell table:style-name="ce20" office:value-type="float" office:value="10.97" calcext:value-type="float">
            <text:p>1.10E+001</text:p>
          </table:table-cell>
          <table:table-cell office:value-type="float" office:value="103.1186" calcext:value-type="float">
            <text:p>1.03E+00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senbrock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.3428548" calcext:value-type="float">
            <text:p>3.43E-001</text:p>
          </table:table-cell>
          <table:table-cell table:style-name="ce20" office:value-type="float" office:value="1148.419" calcext:value-type="float">
            <text:p>1.15E+003</text:p>
          </table:table-cell>
          <table:table-cell office:value-type="float" office:value="127.7267" calcext:value-type="float">
            <text:p>1.28E+002</text:p>
          </table:table-cell>
          <table:table-cell table:style-name="ce20" office:value-type="float" office:value="35.63994" calcext:value-type="float">
            <text:p>3.56E+001</text:p>
          </table:table-cell>
          <table:table-cell office:value-type="float" office:value="241.2488" calcext:value-type="float">
            <text:p>2.41E+00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.420431" calcext:value-type="float">
            <text:p>1.42E+000</text:p>
          </table:table-cell>
          <table:table-cell office:value-type="float" office:value="14.70794" calcext:value-type="float">
            <text:p>1.47E+001</text:p>
          </table:table-cell>
          <table:table-cell table:style-name="ce25" office:value-type="float" office:value="8.424422" calcext:value-type="float">
            <text:p>8.42E+000</text:p>
          </table:table-cell>
          <table:table-cell office:value-type="float" office:value="8.667603" calcext:value-type="float">
            <text:p>8.67E+000</text:p>
          </table:table-cell>
          <table:table-cell table:style-name="ce25" office:value-type="float" office:value="3.325257" calcext:value-type="float">
            <text:p>3.33E+00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16.86" calcext:value-type="float">
            <text:p>1.69E+001</text:p>
          </table:table-cell>
          <table:table-cell office:value-type="float" office:value="36.16646" calcext:value-type="float">
            <text:p>3.62E+001</text:p>
          </table:table-cell>
          <table:table-cell table:style-name="ce25" office:value-type="float" office:value="26.06693" calcext:value-type="float">
            <text:p>2.61E+001</text:p>
          </table:table-cell>
          <table:table-cell office:value-type="float" office:value="26.40415" calcext:value-type="float">
            <text:p>2.64E+001</text:p>
          </table:table-cell>
          <table:table-cell table:style-name="ce25" office:value-type="float" office:value="5.237857" calcext:value-type="float">
            <text:p>5.24E+000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affer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haffer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alomon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.1998733" calcext:value-type="float">
            <text:p>2.00E-001</text:p>
          </table:table-cell>
          <table:table-cell office:value-type="float" office:value="0.2998733" calcext:value-type="float">
            <text:p>3.00E-001</text:p>
          </table:table-cell>
          <table:table-cell table:style-name="ce25" office:value-type="float" office:value="0.2458733" calcext:value-type="float">
            <text:p>2.46E-001</text:p>
          </table:table-cell>
          <table:table-cell office:value-type="float" office:value="0.1998733" calcext:value-type="float">
            <text:p>2.00E-001</text:p>
          </table:table-cell>
          <table:table-cell table:style-name="ce25" office:value-type="float" office:value="0.04983974" calcext:value-type="float">
            <text:p>4.98E-00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Salomon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float" office:value="0.2998733" calcext:value-type="float">
            <text:p>3.00E-001</text:p>
          </table:table-cell>
          <table:table-cell table:style-name="ce22" office:value-type="float" office:value="0.4998733" calcext:value-type="float">
            <text:p>5.00E-001</text:p>
          </table:table-cell>
          <table:table-cell table:style-name="ce26" office:value-type="float" office:value="0.3598734" calcext:value-type="float">
            <text:p>3.60E-001</text:p>
          </table:table-cell>
          <table:table-cell table:style-name="ce22" office:value-type="float" office:value="0.3998733" calcext:value-type="float">
            <text:p>4.00E-001</text:p>
          </table:table-cell>
          <table:table-cell table:style-name="ce26" office:value-type="float" office:value="0.05656854" calcext:value-type="float">
            <text:p>5.66E-00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style-name="Default" table:number-columns-repeated="2"/>
          <table:table-cell table:style-name="ce17"/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1" office:value-type="string" calcext:value-type="string" table:number-columns-spanned="9" table:number-rows-spanned="1">
            <text:p>Proposed Topology</text:p>
          </table:table-cell>
          <table:covered-table-cell table:style-name="ce7"/>
          <table:covered-table-cell table:number-columns-repeated="6" table:style-name="Default"/>
          <table:covered-table-cell/>
          <table:table-cell table:number-columns-repeated="1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S_ratio</text:p>
          </table:table-cell>
          <table:table-cell table:style-name="ce2" office:value-type="string" calcext:value-type="string">
            <text:p>Itera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here</text:p>
          </table:table-cell>
          <table:table-cell table:style-name="ce8" office:value-type="float" office:value="30" calcext:value-type="float">
            <text:p>30</text:p>
          </table:table-cell>
          <table:table-cell office:value-type="float" office:value="1.244986E-168" calcext:value-type="float">
            <text:p>1.24E-168</text:p>
          </table:table-cell>
          <table:table-cell table:style-name="ce19" office:value-type="float" office:value="3.227016E-150" calcext:value-type="float">
            <text:p>3.23E-150</text:p>
          </table:table-cell>
          <table:table-cell office:value-type="float" office:value="1.122275E-151" calcext:value-type="float">
            <text:p>1.12E-151</text:p>
          </table:table-cell>
          <table:table-cell table:style-name="ce19" office:value-type="float" office:value="6.534533E-159" calcext:value-type="float">
            <text:p>6.53E-159</text:p>
          </table:table-cell>
          <table:table-cell office:value-type="float" office:value="5.558468E-151" calcext:value-type="float">
            <text:p>5.56E-15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here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2.075555E-166" calcext:value-type="float">
            <text:p>2.08E-166</text:p>
          </table:table-cell>
          <table:table-cell table:style-name="ce20" office:value-type="float" office:value="4.021866E-150" calcext:value-type="float">
            <text:p>4.02E-150</text:p>
          </table:table-cell>
          <table:table-cell office:value-type="float" office:value="9.815601E-152" calcext:value-type="float">
            <text:p>9.82E-152</text:p>
          </table:table-cell>
          <table:table-cell table:style-name="ce20" office:value-type="float" office:value="3.08681E-157" calcext:value-type="float">
            <text:p>3.09E-157</text:p>
          </table:table-cell>
          <table:table-cell office:value-type="float" office:value="5.630209E-151" calcext:value-type="float">
            <text:p>5.63E-15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666" calcext:value-type="float">
            <text:p>16666</text:p>
          </table:table-cell>
          <table:table-cell/>
          <table:table-cell table:style-name="ce28"/>
          <table:table-cell table:number-columns-repeated="10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.738016E-162" calcext:value-type="float">
            <text:p>1.74E-162</text:p>
          </table:table-cell>
          <table:table-cell office:value-type="float" office:value="1.216831E-145" calcext:value-type="float">
            <text:p>1.22E-145</text:p>
          </table:table-cell>
          <table:table-cell table:style-name="ce25" office:value-type="float" office:value="2.590683E-147" calcext:value-type="float">
            <text:p>2.59E-147</text:p>
          </table:table-cell>
          <table:table-cell office:value-type="float" office:value="1.560929E-154" calcext:value-type="float">
            <text:p>1.56E-154</text:p>
          </table:table-cell>
          <table:table-cell table:style-name="ce25" office:value-type="float" office:value="1.702924E-146" calcext:value-type="float">
            <text:p>1.70E-146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Elliptic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1.38385E-164" calcext:value-type="float">
            <text:p>1.38E-164</text:p>
          </table:table-cell>
          <table:table-cell office:value-type="float" office:value="3.506666E-143" calcext:value-type="float">
            <text:p>3.51E-143</text:p>
          </table:table-cell>
          <table:table-cell table:style-name="ce25" office:value-type="float" office:value="7.198263E-145" calcext:value-type="float">
            <text:p>7.20E-145</text:p>
          </table:table-cell>
          <table:table-cell office:value-type="float" office:value="3.850781E-151" calcext:value-type="float">
            <text:p>3.85E-151</text:p>
          </table:table-cell>
          <table:table-cell table:style-name="ce25" office:value-type="float" office:value="4.907704E-144" calcext:value-type="float">
            <text:p>4.91E-144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6666" calcext:value-type="float">
            <text:p>16666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Schwefel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4.000635E-042" calcext:value-type="float">
            <text:p>4.00E-042</text:p>
          </table:table-cell>
          <table:table-cell table:style-name="ce20" office:value-type="float" office:value="1.021471E-034" calcext:value-type="float">
            <text:p>1.02E-034</text:p>
          </table:table-cell>
          <table:table-cell office:value-type="float" office:value="5.558985E-036" calcext:value-type="float">
            <text:p>5.56E-036</text:p>
          </table:table-cell>
          <table:table-cell table:style-name="ce20" office:value-type="float" office:value="6.711865E-038" calcext:value-type="float">
            <text:p>6.71E-038</text:p>
          </table:table-cell>
          <table:table-cell office:value-type="float" office:value="1.907446E-035" calcext:value-type="float">
            <text:p>1.91E-035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0" calcext:value-type="float">
            <text:p>10000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Schwefel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.897405E-044" calcext:value-type="float">
            <text:p>3.90E-044</text:p>
          </table:table-cell>
          <table:table-cell table:style-name="ce20" office:value-type="float" office:value="9.837769E-036" calcext:value-type="float">
            <text:p>9.84E-036</text:p>
          </table:table-cell>
          <table:table-cell office:value-type="float" office:value="4.661373E-037" calcext:value-type="float">
            <text:p>4.66E-037</text:p>
          </table:table-cell>
          <table:table-cell table:style-name="ce20" office:value-type="float" office:value="1.196531E-039" calcext:value-type="float">
            <text:p>1.20E-039</text:p>
          </table:table-cell>
          <table:table-cell office:value-type="float" office:value="1.645958E-036" calcext:value-type="float">
            <text:p>1.65E-036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3.996803E-015" calcext:value-type="float">
            <text:p>4.00E-015</text:p>
          </table:table-cell>
          <table:table-cell office:value-type="float" office:value="7.549517E-015" calcext:value-type="float">
            <text:p>7.55E-015</text:p>
          </table:table-cell>
          <table:table-cell table:style-name="ce25" office:value-type="float" office:value="6.625811E-015" calcext:value-type="float">
            <text:p>6.63E-015</text:p>
          </table:table-cell>
          <table:table-cell office:value-type="float" office:value="7.549517E-015" calcext:value-type="float">
            <text:p>7.55E-015</text:p>
          </table:table-cell>
          <table:table-cell table:style-name="ce25" office:value-type="float" office:value="1.558342E-015" calcext:value-type="float">
            <text:p>1.56E-015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0000" calcext:value-type="float">
            <text:p>10000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4.440892E-016" calcext:value-type="float">
            <text:p>4.44E-016</text:p>
          </table:table-cell>
          <table:table-cell office:value-type="float" office:value="4.440892E-016" calcext:value-type="float">
            <text:p>4.44E-016</text:p>
          </table:table-cell>
          <table:table-cell table:style-name="ce25" office:value-type="float" office:value="4.440892E-016" calcext:value-type="float">
            <text:p>4.44E-016</text:p>
          </table:table-cell>
          <table:table-cell office:value-type="float" office:value="4.440892E-016" calcext:value-type="float">
            <text:p>4.44E-016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Rastrigin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0" calcext:value-type="float">
            <text:p>10000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Rastrigin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0000" calcext:value-type="float">
            <text:p>10000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Griewank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Rosenbrock</text:p>
          </table:table-cell>
          <table:table-cell table:style-name="ce12" office:value-type="float" office:value="30" calcext:value-type="float">
            <text:p>30</text:p>
          </table:table-cell>
          <table:table-cell table:style-name="ce18" office:value-type="float" office:value="0.000000009918304" calcext:value-type="float">
            <text:p>9.92E-009</text:p>
          </table:table-cell>
          <table:table-cell table:style-name="ce23" office:value-type="float" office:value="0.00000007575883" calcext:value-type="float">
            <text:p>7.58E-008</text:p>
          </table:table-cell>
          <table:table-cell table:style-name="ce27" office:value-type="float" office:value="0.00000001238743" calcext:value-type="float">
            <text:p>1.24E-008</text:p>
          </table:table-cell>
          <table:table-cell table:style-name="ce23" office:value-type="float" office:value="0.000000009990886" calcext:value-type="float">
            <text:p>9.99E-009</text:p>
          </table:table-cell>
          <table:table-cell table:style-name="ce27" office:value-type="float" office:value="0.00000001163271" calcext:value-type="float">
            <text:p>1.16E-008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44857" calcext:value-type="float">
            <text:p>44857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6" office:value-type="string" calcext:value-type="string">
            <text:p>Rosenbrock</text:p>
          </table:table-cell>
          <table:table-cell table:style-name="ce12" office:value-type="float" office:value="50" calcext:value-type="float">
            <text:p>50</text:p>
          </table:table-cell>
          <table:table-cell table:style-name="ce18" office:value-type="float" office:value="0.000000009915492" calcext:value-type="float">
            <text:p>9.92E-009</text:p>
          </table:table-cell>
          <table:table-cell table:style-name="ce23" office:value-type="float" office:value="0.00000001518805" calcext:value-type="float">
            <text:p>1.52E-008</text:p>
          </table:table-cell>
          <table:table-cell table:style-name="ce27" office:value-type="float" office:value="0.00000001009457" calcext:value-type="float">
            <text:p>1.01E-008</text:p>
          </table:table-cell>
          <table:table-cell table:style-name="ce23" office:value-type="float" office:value="0.000000009992957" calcext:value-type="float">
            <text:p>9.99E-009</text:p>
          </table:table-cell>
          <table:table-cell table:style-name="ce27" office:value-type="float" office:value="0.000000000727748" calcext:value-type="float">
            <text:p>7.28E-010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78346" calcext:value-type="float">
            <text:p>7834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0000" calcext:value-type="float">
            <text:p>10000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Weierstrass</text:p>
          </table:table-cell>
          <table:table-cell office:value-type="float" office:value="50" calcext:value-type="float">
            <text:p>50</text:p>
          </table:table-cell>
          <table:table-cell table:style-name="ce14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5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table:style-name="ce10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Schaffer</text:p>
          </table:table-cell>
          <table:table-cell table:style-name="ce9" office:value-type="float" office:value="30" calcext:value-type="float">
            <text:p>3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0000" calcext:value-type="float">
            <text:p>10000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Schaffer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.00E+0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4" office:value-type="string" calcext:value-type="string">
            <text:p>Salomon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5.751051E-054" calcext:value-type="float">
            <text:p>5.75E-054</text:p>
          </table:table-cell>
          <table:table-cell office:value-type="float" office:value="0.09987335" calcext:value-type="float">
            <text:p>9.99E-002</text:p>
          </table:table-cell>
          <table:table-cell table:style-name="ce25" office:value-type="float" office:value="0.007334583" calcext:value-type="float">
            <text:p>7.33E-003</text:p>
          </table:table-cell>
          <table:table-cell office:value-type="float" office:value="0.0000000000008616031" calcext:value-type="float">
            <text:p>8.62E-013</text:p>
          </table:table-cell>
          <table:table-cell table:style-name="ce25" office:value-type="float" office:value="0.02513026" calcext:value-type="float">
            <text:p>2.51E-002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10000" calcext:value-type="float">
            <text:p>10000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  <table:table-row table:style-name="ro1">
          <table:table-cell table:style-name="ce5" office:value-type="string" calcext:value-type="string">
            <text:p>Salomon</text:p>
          </table:table-cell>
          <table:table-cell table:style-name="ce11" office:value-type="float" office:value="50" calcext:value-type="float">
            <text:p>50</text:p>
          </table:table-cell>
          <table:table-cell table:style-name="ce15" office:value-type="float" office:value="8.782454E-049" calcext:value-type="float">
            <text:p>8.78E-049</text:p>
          </table:table-cell>
          <table:table-cell table:style-name="ce22" office:value-type="float" office:value="0.09987335" calcext:value-type="float">
            <text:p>9.99E-002</text:p>
          </table:table-cell>
          <table:table-cell table:style-name="ce26" office:value-type="float" office:value="0.00287375" calcext:value-type="float">
            <text:p>2.87E-003</text:p>
          </table:table-cell>
          <table:table-cell table:style-name="ce22" office:value-type="float" office:value="4.32593E-023" calcext:value-type="float">
            <text:p>4.33E-023</text:p>
          </table:table-cell>
          <table:table-cell table:style-name="ce26" office:value-type="float" office:value="0.01457817" calcext:value-type="float">
            <text:p>1.46E-002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6666" calcext:value-type="float">
            <text:p>16666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</table:table-row>
      </table:table>
      <table:named-expressions/>
      <table:database-ranges>
        <table:database-range table:name="__Anonymous_Sheet_DB__0" table:target-range-address="Sheet1.K1:Sheet1.M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12:44:17.990295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1:35:21.261305333</meta:creation-date>
    <dc:date>2016-06-04T12:55:53.112732229</dc:date>
    <meta:editing-duration>PT7H32M37S</meta:editing-duration>
    <meta:editing-cycles>7</meta:editing-cycles>
    <meta:generator>LibreOffice/4.2.8.2$Linux_X86_64 LibreOffice_project/420m0$Build-2</meta:generator>
    <meta:document-statistic meta:table-count="1" meta:cell-count="528" meta:object-count="0"/>
  </office:meta>
</office:document-meta>
</file>